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db1d9" officeooo:paragraph-rsid="002db1d9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55bdb" officeooo:paragraph-rsid="00255bdb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b1d9" officeooo:paragraph-rsid="002db1d9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505188" officeooo:paragraph-rsid="004fa5e7"/>
    </style:style>
    <style:style style:name="P7" style:family="paragraph" style:parent-style-name="Standard">
      <style:paragraph-properties fo:line-height="150%" fo:text-align="justify" style:justify-single-word="false"/>
      <style:text-properties fo:language="en" fo:country="US" officeooo:rsid="00505188" officeooo:paragraph-rsid="004fa5e7"/>
    </style:style>
    <style:style style:name="P8" style:family="paragraph" style:parent-style-name="Standard">
      <style:paragraph-properties fo:line-height="115%" fo:text-align="justify" style:justify-single-word="false"/>
      <style:text-properties fo:language="en" fo:country="US" officeooo:rsid="00505188" officeooo:paragraph-rsid="004fa5e7"/>
    </style:style>
    <style:style style:name="P9" style:family="paragraph" style:parent-style-name="Standard">
      <style:paragraph-properties fo:line-height="115%" fo:text-align="justify" style:justify-single-word="false"/>
      <style:text-properties fo:language="en" fo:country="US" officeooo:rsid="00594cc5" officeooo:paragraph-rsid="00594cc5"/>
    </style:style>
    <style:style style:name="P10" style:family="paragraph" style:parent-style-name="Standard">
      <style:paragraph-properties fo:line-height="115%" fo:text-align="justify" style:justify-single-word="false"/>
      <style:text-properties fo:language="en" fo:country="US" fo:font-weight="normal" officeooo:rsid="005b56ee" officeooo:paragraph-rsid="005c150e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officeooo:paragraph-rsid="004fa5e7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594cc5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5d0198"/>
    </style:style>
    <style:style style:name="P14" style:family="paragraph" style:parent-style-name="Standard">
      <style:paragraph-properties fo:text-align="justify" style:justify-single-word="false"/>
      <style:text-properties fo:color="#000000" fo:language="en" fo:country="US" officeooo:rsid="005405b2" officeooo:paragraph-rsid="004fa5e7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4fa5e7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74a25c"/>
    </style:style>
    <style:style style:name="P17" style:family="paragraph" style:parent-style-name="Standard">
      <style:paragraph-properties fo:line-height="150%" fo:text-align="justify" style:justify-single-word="false"/>
      <style:text-properties fo:language="en" fo:country="US" officeooo:rsid="00594cc5" officeooo:paragraph-rsid="00594cc5"/>
    </style:style>
    <style:style style:name="P18" style:family="paragraph" style:parent-style-name="Standard">
      <style:paragraph-properties fo:line-height="150%" fo:text-align="justify" style:justify-single-word="false"/>
      <style:text-properties fo:language="en" fo:country="US" officeooo:paragraph-rsid="006f17de"/>
    </style:style>
    <style:style style:name="P19" style:family="paragraph" style:parent-style-name="Standard">
      <style:paragraph-properties fo:line-height="150%" fo:text-align="justify" style:justify-single-word="false"/>
      <style:text-properties fo:language="en" fo:country="US" officeooo:rsid="00505188" officeooo:paragraph-rsid="00594cc5"/>
    </style:style>
    <style:style style:name="P20" style:family="paragraph" style:parent-style-name="Standard">
      <style:paragraph-properties fo:line-height="150%" fo:text-align="justify" style:justify-single-word="false"/>
      <style:text-properties fo:language="en" fo:country="US" officeooo:rsid="00505188" officeooo:paragraph-rsid="004fa5e7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fo:language="en" fo:country="US" officeooo:rsid="00505188" officeooo:paragraph-rsid="00594cc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bdb"/>
    </style:style>
    <style:style style:name="T3" style:family="text">
      <style:text-properties fo:language="en" fo:country="US" officeooo:rsid="00505188"/>
    </style:style>
    <style:style style:name="T4" style:family="text">
      <style:text-properties fo:language="en" fo:country="US" officeooo:rsid="0058a8af"/>
    </style:style>
    <style:style style:name="T5" style:family="text">
      <style:text-properties fo:language="en" fo:country="US" officeooo:rsid="00594cc5"/>
    </style:style>
    <style:style style:name="T6" style:family="text">
      <style:text-properties fo:language="en" fo:country="US" officeooo:rsid="005c150e"/>
    </style:style>
    <style:style style:name="T7" style:family="text">
      <style:text-properties fo:language="en" fo:country="US" officeooo:rsid="005d0198"/>
    </style:style>
    <style:style style:name="T8" style:family="text">
      <style:text-properties fo:language="en" fo:country="US" officeooo:rsid="005d7d20"/>
    </style:style>
    <style:style style:name="T9" style:family="text">
      <style:text-properties fo:language="en" fo:country="US" officeooo:rsid="0062725f"/>
    </style:style>
    <style:style style:name="T10" style:family="text">
      <style:text-properties fo:language="en" fo:country="US" officeooo:rsid="0068aaa9"/>
    </style:style>
    <style:style style:name="T11" style:family="text">
      <style:text-properties fo:language="en" fo:country="US" officeooo:rsid="0069f39f"/>
    </style:style>
    <style:style style:name="T12" style:family="text">
      <style:text-properties fo:language="en" fo:country="US" fo:font-weight="normal" officeooo:rsid="00505188" style:font-weight-asian="normal" style:font-weight-complex="normal"/>
    </style:style>
    <style:style style:name="T13" style:family="text">
      <style:text-properties fo:language="en" fo:country="US" fo:font-weight="normal" officeooo:rsid="006bd4c3" style:font-weight-asian="normal" style:font-weight-complex="normal"/>
    </style:style>
    <style:style style:name="T14" style:family="text">
      <style:text-properties fo:language="en" fo:country="US" officeooo:rsid="006bd4c3"/>
    </style:style>
    <style:style style:name="T15" style:family="text">
      <style:text-properties fo:language="en" fo:country="US" officeooo:rsid="007055da"/>
    </style:style>
    <style:style style:name="T16" style:family="text">
      <style:text-properties fo:language="en" fo:country="US" officeooo:rsid="007147ec"/>
    </style:style>
    <style:style style:name="T17" style:family="text">
      <style:text-properties fo:language="en" fo:country="US" officeooo:rsid="00733f51"/>
    </style:style>
    <style:style style:name="T18" style:family="text">
      <style:text-properties fo:language="en" fo:country="US" officeooo:rsid="0074a25c"/>
    </style:style>
    <style:style style:name="T19" style:family="text">
      <style:text-properties officeooo:rsid="00594cc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f17de" style:font-weight-asian="bold" style:font-weight-complex="bold"/>
    </style:style>
    <style:style style:name="T22" style:family="text">
      <style:text-properties officeooo:rsid="0063e975"/>
    </style:style>
    <style:style style:name="T23" style:family="text">
      <style:text-properties officeooo:rsid="00659cb3"/>
    </style:style>
    <style:style style:name="T24" style:family="text">
      <style:text-properties officeooo:rsid="0066bfd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6f17de"/>
    </style:style>
    <style:style style:name="T27" style:family="text">
      <style:text-properties officeooo:rsid="00733f51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Historia do poste</text:p>
      <text:p text:style-name="P4"><text:s text:c="8"/>- Tecnologia de um poste</text:p>
      <text:p text:style-name="P4">- Tecnologias de lampadas</text:p>
      <text:p text:style-name="P4">- Consumos</text:p>
      <text:p text:style-name="P5">- Custos associados</text:p>
      <text:p text:style-name="P3"><text:span text:style-name="T2">L</text:span><text:span text:style-name="T1">umen – (lm) measure of the total amount of visible light from a light source</text:span></text:p>
      <text:p text:style-name="P1">Lumens per Watt (lm/W) useful way to measure the efficacy of lighting products</text:p>
      <text:p text:style-name="P2">Gas-discharge lamps: family of artificial light sources that generate light by sending an electric discharge through an ionized gas</text:p>
      <text:p text:style-name="P14"/>
      <text:p text:style-name="P6"/>
      <text:p text:style-name="P6"/>
      <text:p text:style-name="P11"><text:span text:style-name="T1">Through the system overview diagram, in figure \ref{fig:system_overview}, it is possible to identify the main modules of the system to be developed, and how they interact. We can divide the system into two subsystems: the local system, which represents a lamp post, and the </text:span><text:span text:style-name="T4">remote system</text:span><text:span text:style-name="T1">, </text:span><text:span text:style-name="T4">that allows </text:span><text:span text:style-name="T5">interaction with the system users</text:span><text:span text:style-name="T1">.</text:span></text:p>
      <text:p text:style-name="P8"/>
      <text:p text:style-name="P8">\begin{figure}[ht]</text:p>
      <text:p text:style-name="P8"><text:tab/>\centering</text:p>
      <text:p text:style-name="P8"><text:tab/>\includegraphics[width=1\textwidth]{system_overview}</text:p>
      <text:p text:style-name="P8"><text:tab/>\caption{System Overview Diagram.}</text:p>
      <text:p text:style-name="P8"><text:tab/>\label{fig:system_overview}</text:p>
      <text:p text:style-name="P8">\end{figure}</text:p>
      <text:p text:style-name="P8"/>
      <text:p text:style-name="P12"><text:span text:style-name="T3">The local system is composed of sensors, a controller and a lamp. Regarding the sensors, there will be a motion detector, to allow the detection of movement in the vicinity of the pole, a </text:span><text:span text:style-name="T10">luminosity</text:span><text:span text:style-name="T3"> sensor, to detect the light conditions of the pole’s surroundings, </text:span><text:span text:style-name="T5">a camera to find empty parking spots </text:span><text:span text:style-name="T3">and a LED </text:span><text:span text:style-name="T10">failure</text:span><text:span text:style-name="T3"> </text:span><text:span text:style-name="T10">detector</text:span><text:span text:style-name="T3"> to know if the LED lamp is working. The controller, through sensors information, controls the luminosity of the lamp </text:span><text:span text:style-name="T9">and communicates </text:span><text:span text:style-name="T10">through the internet</text:span><text:span text:style-name="T9"> </text:span><text:span text:style-name="T6">with a remote server, </text:span><text:span text:style-name="T11">via Wi-Fi</text:span><text:span text:style-name="T10"> connection</text:span><text:span text:style-name="T6">. </text:span></text:p>
      <text:p text:style-name="P13"><text:span text:style-name="T6">The remote server consists of a database that stores all information about each lamp post location and operating status. This information can be accessed through a mobile application by the operator <text:s/>responsible for the </text:span><text:span text:style-name="T7">street lights </text:span><text:span text:style-name="T6">network, in order to carry out the necessary maintenance of the lamp </text:span><text:span text:style-name="T8">of each pole</text:span><text:span text:style-name="T6">. </text:span><text:span text:style-name="T14">Furthermore, the operator when installing a new lamp post can add its location to the database, using the mobile application. </text:span><text:span text:style-name="T6">In addition, the database stores information </text:span><text:span text:style-name="T8">on</text:span><text:span text:style-name="T6"> </text:span><text:span text:style-name="T11">available</text:span><text:span text:style-name="T6"> parking spaces. When a user, </text:span><text:span text:style-name="T14">a car driver,</text:span><text:span text:style-name="T6"> wants to know w</text:span><text:span text:style-name="T8">here </text:span><text:span text:style-name="T11">there are</text:span><text:span text:style-name="T6"> </text:span><text:span text:style-name="T11">empty</text:span><text:span text:style-name="T8"> </text:span><text:span text:style-name="T6">parking place</text:span><text:span text:style-name="T11">s</text:span><text:span text:style-name="T6">, he can access a website that informs him of the </text:span><text:span text:style-name="T11">location</text:span><text:span text:style-name="T6"> of </text:span><text:span text:style-name="T11">the empty</text:span><text:span text:style-name="T6"> parking spaces. </text:span><text:span text:style-name="T12">Knowing that the public lighting network is directly related to the electrical network, this will be used to power </text:span><text:span text:style-name="T13">the </text:span><text:span text:style-name="T12">local systems. </text:span></text:p>
      <text:p text:style-name="P10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7">\section{System Architecture}</text:p>
      <text:p text:style-name="P17">Using the system overview diagram information, one can describe the system in two different architectures. Hardware architecture, as <text:span text:style-name="T25">how the hardware modules interfaces with itself</text:span>, and what are the physical components of the system, and software architecture, which details how the information is processed among different software layers.</text:p>
      <text:p text:style-name="P17"/>
      <text:p text:style-name="P17">\subsection{Hardware Architecture}</text:p>
      <text:p text:style-name="P18"><text:span text:style-name="T19">In figure \ref{fig:hw_arch}, one can see the diagram that represents the physical connections of the system. </text:span><text:span text:style-name="T24">The Raspberry Pi is the main component in the system, processing all the information given by the sensors, </text:span><text:span text:style-name="T26">via \ac{gpio} pins and \ac{csi} for the camera, </text:span><text:span text:style-name="T24">and </text:span><text:span text:style-name="T26">also </text:span><text:span text:style-name="T24">controlling the \ac{led} lamp brightness. <text:s/></text:span><text:span text:style-name="T21">Since this project is for educational purposes, the power</text:span><text:span text:style-name="T26"> <text:s/></text:span><text:span text:style-name="T19">The power of </text:span><text:span text:style-name="T22">most</text:span><text:span text:style-name="T19"> system components will be the output of the </text:span><text:span text:style-name="T26">DC</text:span><text:span text:style-name="T19">/DC converter, powering the </text:span><text:span text:style-name="T23">Raspberry Pi</text:span><text:span text:style-name="T19"> and its associated sensors. In order to power the lamp and at the same time control its brightness, a driver </text:span><text:span text:style-name="T26">is </text:span><text:span text:style-name="T19">used, taking the controller output, </text:span><text:span text:style-name="T26">a \ac{pwm} signal,</text:span><text:span text:style-name="T19"> and system power as inputs.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7">\subsection{Software Architecture}</text:p>
      <text:p text:style-name="P15"><text:span text:style-name="T3">The software architecture </text:span><text:span text:style-name="T15">is</text:span><text:span text:style-name="T3"> divided into three layers:</text:span></text:p>
      <text:p text:style-name="P7"/>
      <text:p text:style-name="P7">\begin{itemize}</text:p>
      <text:p text:style-name="P7"><text:tab/>\item The <text:span text:style-name="T20">Operating System</text:span> layer, which is composed by the Operating System drivers and Board Support Packages;</text:p>
      <text:p text:style-name="P7"><text:tab/>\item The <text:span text:style-name="T20">Middleware</text:span> layer, which includes software for abstracting the lower level layer packages. It works as a pipe since it links two applications, in different layers, so that data can be easily transmitted;</text:p>
      <text:p text:style-name="P7"><text:tab/>\item The <text:span text:style-name="T20">Application</text:span> layer, where the core functionality of the program is built, with a resource for the API's in the lower level layers.</text:p>
      <text:p text:style-name="P7">\end{itemize}</text:p>
      <text:p text:style-name="P7"/>
      <text:p text:style-name="P16"><text:span text:style-name="T15">As </text:span><text:span text:style-name="T3">shown in figure \ref{fig:sw_arch}, the operating system layer is composed by the sensor drivers, such as the LED Failure Sensor, the Luminosity Sensor, the Motion Detector </text:span><text:span text:style-name="T15">which uses \ac{gpio} drivers, the camera, that uses CSI drivers and</text:span><text:span text:style-name="T3"> also the Wi-</text:span><text:span text:style-name="T15">Fi</text:span><text:span text:style-name="T3"> Communication driver. In the middleware layer are the tools needed to </text:span><text:span text:style-name="T16">process the images from the camera, to multitasking, using </text:span><text:span text:style-name="T3">PThreads execution model, </text:span><text:span text:style-name="T17">to </text:span><text:span text:style-name="T3">acquire data from sensors and </text:span><text:span text:style-name="T17">to </text:span><text:span text:style-name="T3">communicate </text:span><text:span text:style-name="T17">via W</text:span><text:span text:style-name="T3">i-</text:span><text:span text:style-name="T17">Fi with the remote server</text:span><text:span text:style-name="T3">. Finally, </text:span><text:span text:style-name="T18">t</text:span><text:span text:style-name="T3">he application layer manages the system database, as well as the graphical user interface, </text:span><text:span text:style-name="T18">that is the mobile application and the web site, </text:span><text:span text:style-name="T3">and </text:span><text:span text:style-name="T18">also </text:span><text:span text:style-name="T3">all communications with the </text:span><text:span text:style-name="T17">neighbor </text:span><text:span text:style-name="T18">street poles</text:span><text:span text:style-name="T3">.</text:span></text:p>
      <text:p text:style-name="P7"/>
      <text:p text:style-name="P7">\begin{figure}[ht]</text:p>
      <text:p text:style-name="P7"><text:tab/>\centering</text:p>
      <text:p text:style-name="P7"><text:tab/>\includegraphics[width=1\textwidth]{sw_arch}</text:p>
      <text:p text:style-name="P7"><text:tab/>\caption{Software Architecture Diagram.}</text:p>
      <text:p text:style-name="P7"><text:tab/>\label{fig:sw_arch_local}</text:p>
      <text:p text:style-name="P7">\end{figure}</text:p>
      <text:p text:style-name="P7"/>
      <text:p text:style-name="P7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1-10T12:29:05.668431780</dc:date>
    <meta:editing-duration>PT4H58M19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3" meta:paragraph-count="35" meta:word-count="715" meta:character-count="4745" meta:non-whitespace-character-count="4039"/>
  </office:meta>
</office:document-meta>
</file>